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 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 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 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TM8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tal Coa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las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ap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lam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nsec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ea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aco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is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oo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adow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Eart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cicl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Toxic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in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ron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Full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TM4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Dragon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HM0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Black Belt</text:p>
          </table:table-cell>
          <table:table-cell office:value-type="string" calcext:value-type="string">
            <text:p>sib-wed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10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Choice Specs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Flute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HM0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TM7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Never-Melt I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 Fa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TM5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TM7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eaper Clot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M7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lu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Ro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ev-cle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Sea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Odd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i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lack Sludg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TM5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Up-Grad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TM5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rip Claw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ma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8T16:10:29.388146951</dc:date>
    <meta:editing-duration>P2DT4H13M</meta:editing-duration>
    <meta:editing-cycles>151</meta:editing-cycles>
    <meta:generator>LibreOffice/7.3.7.2$Linux_X86_64 LibreOffice_project/30$Build-2</meta:generator>
    <meta:document-statistic meta:table-count="1" meta:cell-count="2241" meta:object-count="0"/>
  </office:meta>
</office:document-meta>
</file>